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fo:min-height="12.839cm"/>
    </style:style>
    <style:style style:name="pr1" style:family="presentation" style:parent-style-name="Inspirati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Inspiration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Inspiration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Inspiratio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Inspiration-title">
      <style:graphic-properties draw:auto-grow-height="true" fo:min-height="1.81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font-size="32pt" style:font-size-asian="32pt" style:font-size-complex="32pt" fo:hyphenate="false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0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6" style:family="paragraph">
      <style:paragraph-properties fo:margin-top="0cm" fo:margin-bottom="0cm" fo:line-height="100%" fo:text-align="start" style:punctuation-wrap="hanging" style:writing-mode="lr-tb"/>
      <style:text-properties fo:font-size="28pt" style:font-size-asian="28pt" style:font-size-complex="28pt" fo:hyphenate="false"/>
    </style:style>
    <style:style style:name="P17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2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2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23" style:family="paragraph">
      <style:paragraph-properties fo:margin-left="0cm" fo:margin-right="0cm" fo:margin-top="0.14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24" style:family="paragraph">
      <style:paragraph-properties fo:margin-left="0cm" fo:margin-right="0cm" fo:margin-top="0.13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25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1.27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super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What is rvalue reference?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Arash</text:span></text:p>
            <text:p text:style-name="P3"><text:span text:style-name="T3"/></text:p>
            <text:p text:style-name="P3"><text:span text:style-name="T3">Season 1, Episode 2</text:span></text:p>
            <text:p text:style-name="P3"><text:span text:style-name="T3">CodenGrow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lvalue and rvalue definition in C" draw:style-name="dp1" draw:master-page-name="Inspiration" presentation:presentation-page-layout-name="AL2T11">
        <draw:frame draw:name="Title 1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lvalue and rvalue definition in C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lvalue can appear in the left and right side of the assignment</text:span></text:p>
              </text:list-item>
              <text:list-item>
                <text:p text:style-name="P7"><text:span text:style-name="T5">rvalue always appear in the right side of the assignment</text:span></text:p>
              </text:list-item>
            </text:list>
            <text:p text:style-name="P8"><text:span text:style-name="T5"/></text:p>
            <text:p text:style-name="P9"><text:span text:style-name="T5"><text:tab/></text:span><text:span text:style-name="T5">int a= 42; // a is lvalue but 42 is rvalue</text:span></text:p>
            <text:p text:style-name="P9"><text:span text:style-name="T5"><text:tab/></text:span><text:span text:style-name="T5">a = b; // a and b are both lvalue</text:span></text:p>
            <text:p text:style-name="P9"><text:span text:style-name="T5"><text:tab/></text:span><text:span text:style-name="T5">int c = a * b; // a*b is rvalue and c is lvalu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lvalue and rvalue definition in C++" draw:style-name="dp1" draw:master-page-name="Inspiration" presentation:presentation-page-layout-name="AL2T11">
        <draw:frame draw:name="Title 1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lvalue and rvalue definition in C++</text:span></text:p>
          </draw:text-box>
        </draw:frame>
        <draw:frame draw:name="Content Placeholder 2" presentation:style-name="pr5" draw:text-style-name="P12" draw:layer="layout" svg:width="22.03cm" svg:height="4.679cm" svg:x="1.27cm" svg:y="4.445cm" presentation:class="outline" presentation:user-transformed="true">
          <draw:text-box>
            <text:list text:style-name="L2">
              <text:list-item>
                <text:p text:style-name="P11"><text:span text:style-name="T4">lvalue refers to a memory location and allows us to take the address via &amp; operator</text:span></text:p>
              </text:list-item>
              <text:list-item>
                <text:p text:style-name="P11"><text:span text:style-name="T4">rvalue is the opposite</text:span></text:p>
              </text:list-item>
            </text:list>
          </draw:text-box>
        </draw:frame>
        <draw:custom-shape draw:name="Content Placeholder 2" draw:style-name="gr2" draw:text-style-name="P4" draw:layer="layout" svg:width="9.8cm" svg:height="6.2cm" svg:x="1.499cm" svg:y="10.125cm">
          <text:p text:style-name="P13"><text:span text:style-name="T4">int i = 42;</text:span></text:p>
          <text:p text:style-name="P13"><text:span text:style-name="T4">int * p = &amp;i; // i is an lvalue</text:span></text:p>
          <text:p text:style-name="P13"><text:span text:style-name="T4">int &amp; foo() {return i;}</text:span></text:p>
          <text:p text:style-name="P13"><text:span text:style-name="T4">foo() = 43; </text:span></text:p>
          <text:p text:style-name="P13"><text:span text:style-name="T4">int * p1 = &amp;foo(); // foo() is an lvalue because you can get its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3" draw:text-style-name="P4" draw:layer="layout" svg:width="9.8cm" svg:height="4.679cm" svg:x="12.7cm" svg:y="10.114cm"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4" draw:layer="layout" svg:width="11cm" svg:height="4.679cm" svg:x="11.9cm" svg:y="10.125cm">
          <text:p text:style-name="P14"><text:span text:style-name="T6">int foobar();</text:span></text:p>
          <text:p text:style-name="P14"><text:span text:style-name="T6">int j = foobar(); // foobar is an rvalue</text:span></text:p>
          <text:p text:style-name="P14"><text:span text:style-name="T6">j = 42; // 42 is an lvalue</text:span></text:p>
          <text:p text:style-name="P14"><text:span text:style-name="T6">//foobar() = 43; //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Why returning lvalue in a function?" draw:style-name="dp1" draw:master-page-name="Inspiration" presentation:presentation-page-layout-name="AL2T11">
        <draw:frame draw:name="Title 1" presentation:style-name="pr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Why returning lvalue in a function?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The ability of C++ to return lvalues from functions is important for implementing some overloaded operators. </text:span></text:p>
              </text:list-item>
              <text:list-item>
                <text:p text:style-name="P7"><text:span text:style-name="T5">Example: Overloading the brackets operator [] 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5">std::map&lt;int, float&gt; mymap;</text:span></text:p>
                  </text:list-item>
                  <text:list-item>
                    <text:p text:style-name="P15"><text:span text:style-name="T5">mymap[10] = 5.6;</text:span></text:p>
                  </text:list-item>
                </text:list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Conversion between lvalue and rvalue" draw:style-name="dp1" draw:master-page-name="Inspiration" presentation:presentation-page-layout-name="AL2T11">
        <draw:frame draw:name="Title 1" presentation:style-name="pr6" draw:text-style-name="P17" draw:layer="layout" svg:width="22.859cm" svg:height="3.174cm" svg:x="1.27cm" svg:y="0.763cm" presentation:class="title" presentation:user-transformed="true">
          <draw:text-box>
            <text:p text:style-name="P16"><text:span text:style-name="T7">Conversion between lvalue and rvalu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lvalue to rvalu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5">int c = a + b; //a and b are both lvalue but the operatior “+” returns “a + b” which is an rvalue.</text:span></text:p>
                  </text:list-item>
                </text:list>
              </text:list-item>
              <text:list-item>
                <text:p text:style-name="P7"><text:span text:style-name="T5">rvalue to lvalue:</text:span></text:p>
                <text:list>
                  <text:list-item>
                    <text:p text:style-name="P15"><text:span text:style-name="T5">int arr[] = {1, 2};</text:span></text:p>
                  </text:list-item>
                  <text:list-item>
                    <text:p text:style-name="P15"><text:span text:style-name="T5">int* p = &amp;arr[0];</text:span></text:p>
                  </text:list-item>
                  <text:list-item>
                    <text:p text:style-name="P15"><text:span text:style-name="T5">*(p + 1) = 10; // “p + 1” is an rvalue but operator “*” makes it l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rvalue reference by example (1)" draw:style-name="dp1" draw:master-page-name="Inspiration" presentation:presentation-page-layout-name="AL2T11">
        <draw:frame draw:name="Title 1" presentation:style-name="pr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rvalue reference by example (1)</text:span></text:p>
          </draw:text-box>
        </draw:frame>
        <draw:frame draw:name="Content Placeholder 2" presentation:style-name="pr5" draw:text-style-name="P4" draw:layer="layout" svg:width="22.859cm" svg:height="1.199cm" svg:x="1.299cm" svg:y="3.924cm" presentation:class="outline" presentation:user-transformed="true">
          <draw:text-box>
            <text:list text:style-name="L2">
              <text:list-item>
                <text:p text:style-name="P18"><text:span text:style-name="T6">Consider the following class</text:span></text:p>
              </text:list-item>
            </text:list>
            <text:p text:style-name="P11"><text:span text:style-name="T4"/></text:p>
          </draw:text-box>
        </draw:frame>
        <draw:custom-shape draw:name="Content Placeholder 2" draw:style-name="gr2" draw:text-style-name="P20" draw:layer="layout" svg:width="12.871cm" svg:height="13.2cm" svg:x="1.099cm" svg:y="5.125cm">
          <text:p text:style-name="P19"><text:span text:style-name="T8">class</text:span><text:span text:style-name="T9"> Intvec { </text:span></text:p>
          <text:p text:style-name="P19"><text:span text:style-name="T8">public</text:span><text:span text:style-name="T9">: </text:span></text:p>
          <text:p text:style-name="P19"><text:span text:style-name="T9"><text:tab/></text:span><text:span text:style-name="T9">Intvec(size_t num = 0) : </text:span></text:p>
          <text:p text:style-name="P19"><text:span text:style-name="T9"><text:s text:c="7"/></text:span><text:span text:style-name="T9"><text:tab/></text:span><text:span text:style-name="T9"><text:tab/></text:span><text:span text:style-name="T9"><text:tab/></text:span><text:span text:style-name="T9"><text:tab/></text:span><text:span text:style-name="T9">m_size(num),</text:span></text:p>
          <text:p text:style-name="P19"><text:span text:style-name="T9"><text:tab/></text:span><text:span text:style-name="T9">m_data(</text:span><text:span text:style-name="T8">new</text:span><text:span text:style-name="T9"> </text:span><text:span text:style-name="T8">int</text:span><text:span text:style-name="T9">[m_size]) {</text:span></text:p>
          <text:p text:style-name="P19"><text:span text:style-name="T9"><text:tab/></text:span><text:span text:style-name="T9"><text:tab/></text:span><text:span text:style-name="T9"> </text:span><text:span text:style-name="T9">log("constructor"); </text:span></text:p>
          <text:p text:style-name="P19"><text:span text:style-name="T9"><text:tab/></text:span><text:span text:style-name="T9">}</text:span></text:p>
          <text:p text:style-name="P19"><text:span text:style-name="T9"><text:tab/></text:span><text:span text:style-name="T9">~Intvec() { </text:span></text:p>
          <text:p text:style-name="P19"><text:span text:style-name="T9"><text:tab/></text:span><text:span text:style-name="T9"><text:tab/></text:span><text:span text:style-name="T9">log("destructor");</text:span></text:p>
          <text:p text:style-name="P19"><text:span text:style-name="T8"><text:tab/></text:span><text:span text:style-name="T8"><text:tab/></text:span><text:span text:style-name="T8">if</text:span><text:span text:style-name="T9"> (m_data) { </text:span></text:p>
          <text:p text:style-name="P19"><text:span text:style-name="T9"><text:tab/></text:span><text:span text:style-name="T9"><text:tab/></text:span><text:span text:style-name="T9"><text:tab/></text:span><text:span text:style-name="T8">delete</text:span><text:span text:style-name="T9">[] m_data;</text:span></text:p>
          <text:p text:style-name="P19"><text:span text:style-name="T9"><text:tab/></text:span><text:span text:style-name="T9"><text:tab/></text:span><text:span text:style-name="T9"><text:tab/></text:span><text:span text:style-name="T9">m_data = 0;</text:span></text:p>
          <text:p text:style-name="P19"><text:span text:style-name="T9"><text:tab/></text:span><text:span text:style-name="T9"><text:tab/></text:span><text:span text:style-name="T9">}</text:span></text:p>
          <text:p text:style-name="P19"><text:span text:style-name="T9"><text:tab/></text:span><text:span text:style-name="T9"> </text:span><text:span text:style-name="T9">}</text:span></text:p>
          <text:p text:style-name="P19"><text:span text:style-name="T9"><text:tab/></text:span><text:span text:style-name="T9">Intvec(</text:span><text:span text:style-name="T8">const</text:span><text:span text:style-name="T9"> Intvec&amp; other) : </text:span></text:p>
          <text:p text:style-name="P19"><text:span text:style-name="T9"><text:tab/></text:span><text:span text:style-name="T9"><text:tab/></text:span><text:span text:style-name="T9">m_size(other.m_size), m_data(</text:span><text:span text:style-name="T8">new</text:span><text:span text:style-name="T9"> </text:span><text:span text:style-name="T8">int</text:span><text:span text:style-name="T9">[m_size]) { </text:span><text:span text:style-name="T9"><text:tab/></text:span><text:span text:style-name="T9"><text:tab/></text:span></text:p>
          <text:p text:style-name="P19"><text:span text:style-name="T9"><text:tab/></text:span><text:span text:style-name="T9"><text:tab/></text:span><text:span text:style-name="T9">log("copy constructor");</text:span></text:p>
          <text:p text:style-name="P19"><text:span text:style-name="T8"><text:tab/></text:span><text:span text:style-name="T8"><text:tab/></text:span><text:span text:style-name="T8">for</text:span><text:span text:style-name="T9"> (size_t i = 0; i &lt; m_size; ++i)</text:span></text:p>
          <text:p text:style-name="P19"><text:span text:style-name="T9"><text:tab/></text:span><text:span text:style-name="T9"><text:tab/></text:span><text:span text:style-name="T9"><text:tab/></text:span><text:span text:style-name="T9">m_data[i] = other.m_data[i];</text:span></text:p>
          <text:p text:style-name="P19"><text:span text:style-name="T9"><text:tab/></text:span><text:span text:style-name="T9">}</text:span></text:p>
          <text:p text:style-name="P19"><text:span text:style-name="T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1" draw:layer="layout" svg:width="10.922cm" svg:height="13.089cm" svg:x="13.455cm" svg:y="4.979cm">
          <draw:text-box>
            <text:p text:style-name="P19"><text:span text:style-name="T9">Intvec&amp; </text:span><text:span text:style-name="T8">operator</text:span><text:span text:style-name="T9">=(</text:span><text:span text:style-name="T8">const</text:span><text:span text:style-name="T9"> Intvec&amp; other) {</text:span></text:p>
            <text:p text:style-name="P19"><text:span text:style-name="T9"><text:tab/></text:span><text:span text:style-name="T9"><text:tab/></text:span><text:span text:style-name="T9">log("copy assignment operator");</text:span></text:p>
            <text:p text:style-name="P19"><text:span text:style-name="T9"><text:tab/></text:span><text:span text:style-name="T9"><text:tab/></text:span><text:span text:style-name="T9">Intvec tmp(other);</text:span></text:p>
            <text:p text:style-name="P19"><text:span text:style-name="T9"><text:tab/></text:span><text:span text:style-name="T9"><text:tab/></text:span><text:span text:style-name="T9">std::swap(m_size, tmp.m_size);</text:span></text:p>
            <text:p text:style-name="P19"><text:span text:style-name="T9"><text:tab/></text:span><text:span text:style-name="T9"><text:tab/></text:span><text:span text:style-name="T9">std::swap(m_data, tmp.m_data);</text:span></text:p>
            <text:p text:style-name="P19"><text:span text:style-name="T8"><text:tab/></text:span><text:span text:style-name="T8"><text:tab/></text:span><text:span text:style-name="T8">return</text:span><text:span text:style-name="T9"> *</text:span><text:span text:style-name="T8">this</text:span><text:span text:style-name="T9">;</text:span></text:p>
            <text:p text:style-name="P19"><text:span text:style-name="T9"><text:tab/></text:span><text:span text:style-name="T9">}</text:span></text:p>
            <text:p text:style-name="P19"><text:span text:style-name="T8">private</text:span><text:span text:style-name="T9">:</text:span></text:p>
            <text:p text:style-name="P19"><text:span text:style-name="T8"><text:tab/></text:span><text:span text:style-name="T8">void</text:span><text:span text:style-name="T9"> log(</text:span><text:span text:style-name="T8">const</text:span><text:span text:style-name="T9"> </text:span><text:span text:style-name="T8">char</text:span><text:span text:style-name="T9">* msg) {</text:span></text:p>
            <text:p text:style-name="P19"><text:span text:style-name="T9"><text:tab/></text:span><text:span text:style-name="T9">cout &lt;&lt; "[" &lt;&lt; </text:span><text:span text:style-name="T8">this</text:span><text:span text:style-name="T9"> &lt;&lt; "] " </text:span></text:p>
            <text:p text:style-name="P19"><text:span text:style-name="T9"><text:tab/></text:span><text:span text:style-name="T9"><text:tab/></text:span><text:span text:style-name="T9">&lt;&lt; msg &lt;&lt; "\n"; } </text:span></text:p>
            <text:p text:style-name="P19"><text:span text:style-name="T9"><text:tab/></text:span><text:span text:style-name="T9">size_t m_size; </text:span><text:span text:style-name="T8">int</text:span><text:span text:style-name="T9">* m_data;</text:span></text:p>
            <text:p text:style-name="P19"><text:span text:style-name="T9">}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rvalue reference by example (2)" draw:style-name="dp1" draw:master-page-name="Inspiration" presentation:presentation-page-layout-name="AL2T11">
        <draw:frame draw:name="Title 1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rvalue reference by example (2)</text:span></text:p>
          </draw:text-box>
        </draw:frame>
        <draw:frame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Now suppose the following assignment is taking place.</text:span></text:p>
              </text:list-item>
            </text:list>
            <text:p text:style-name="P8"><text:span text:style-name="T5"/></text:p>
            <text:p text:style-name="P22"><text:span text:style-name="T5"><text:tab/></text:span><text:span text:style-name="T5">Intvec v1(20);</text:span></text:p>
            <text:p text:style-name="P22"><text:span text:style-name="T5"><text:tab/></text:span><text:span text:style-name="T5">Intvec v2;</text:span></text:p>
            <text:p text:style-name="P22"><text:span text:style-name="T5"><text:tab/></text:span><text:span text:style-name="T5">cout &lt;&lt; "assigning lvalue...\n";</text:span></text:p>
            <text:p text:style-name="P22"><text:span text:style-name="T5"><text:tab/></text:span><text:span text:style-name="T10">v2 = v1;</text:span></text:p>
            <text:p text:style-name="P22"><text:span text:style-name="T5"><text:tab/></text:span><text:span text:style-name="T5">cout &lt;&lt; "ended assigning lvalue...\n";</text:span></text:p>
            <text:p text:style-name="P22"><text:span text:style-name="T5"/></text:p>
            <text:list text:continue-numbering="true" text:style-name="L2">
              <text:list-item>
                <text:p text:style-name="P8"><text:span text:style-name="T5">How many functions from class Intvec are called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rvalue reference by example (3)" draw:style-name="dp1" draw:master-page-name="Inspiration" presentation:presentation-page-layout-name="AL2T11">
        <draw:frame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rvalue reference by example (3)</text:span></text:p>
          </draw:text-box>
        </draw:frame>
        <draw:frame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copy assignment operator </text:span></text:p>
              </text:list-item>
              <text:list-item>
                <text:p text:style-name="P7"><text:span text:style-name="T5">copy constructor</text:span></text:p>
              </text:list-item>
              <text:list-item>
                <text:p text:style-name="P7"><text:span text:style-name="T5">destructor</text:span></text:p>
              </text:list-item>
            </text:list>
            <text:p text:style-name="P8"><text:span text:style-name="T5"/></text:p>
            <text:p text:style-name="P23"><text:span text:style-name="T5">Intvec&amp; </text:span><text:span text:style-name="T10">operator</text:span><text:span text:style-name="T5">=(</text:span><text:span text:style-name="T10">const</text:span><text:span text:style-name="T5"> Intvec&amp; other) {</text:span></text:p>
            <text:p text:style-name="P23"><text:span text:style-name="T5"><text:tab/></text:span><text:span text:style-name="T5"><text:tab/></text:span><text:span text:style-name="T5">log("copy assignment operator");</text:span></text:p>
            <text:p text:style-name="P23"><text:span text:style-name="T5"><text:tab/></text:span><text:span text:style-name="T5"><text:tab/></text:span><text:span text:style-name="T5">Intvec tmp(other);</text:span></text:p>
            <text:p text:style-name="P23"><text:span text:style-name="T5"><text:tab/></text:span><text:span text:style-name="T5"><text:tab/></text:span><text:span text:style-name="T5">std::swap(m_size, tmp.m_size);</text:span></text:p>
            <text:p text:style-name="P23"><text:span text:style-name="T5"><text:tab/></text:span><text:span text:style-name="T5"><text:tab/></text:span><text:span text:style-name="T5">std::swap(m_data, tmp.m_data);</text:span></text:p>
            <text:p text:style-name="P23"><text:span text:style-name="T10"><text:tab/></text:span><text:span text:style-name="T10"><text:tab/></text:span><text:span text:style-name="T10">return</text:span><text:span text:style-name="T5"> *</text:span><text:span text:style-name="T10">this</text:span><text:span text:style-name="T5">;</text:span></text:p>
            <text:p text:style-name="P23"><text:span text:style-name="T5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rvalue reference by example (4)" draw:style-name="dp1" draw:master-page-name="Inspiration" presentation:presentation-page-layout-name="AL2T11">
        <draw:frame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rvalue reference by example (4)</text:span></text:p>
          </draw:text-box>
        </draw:frame>
        <draw:frame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Now suppose the following assignment is taking place.</text:span></text:p>
              </text:list-item>
            </text:list>
            <text:p text:style-name="P22"><text:span text:style-name="T5"/></text:p>
            <text:p text:style-name="P22"><text:span text:style-name="T5"><text:tab/></text:span><text:span text:style-name="T5">Intvec v2;</text:span></text:p>
            <text:p text:style-name="P22"><text:span text:style-name="T5"><text:tab/></text:span><text:span text:style-name="T5">cout &lt;&lt; "assigning lvalue...\n";</text:span></text:p>
            <text:p text:style-name="P22"><text:span text:style-name="T5"><text:tab/></text:span><text:span text:style-name="T10">v2 = Intvec(20);</text:span></text:p>
            <text:p text:style-name="P22"><text:span text:style-name="T5"><text:tab/></text:span><text:span text:style-name="T5">cout &lt;&lt; "ended assigning lvalue...\n";</text:span></text:p>
            <text:p text:style-name="P22"><text:span text:style-name="T5"/></text:p>
            <text:list text:continue-numbering="true" text:style-name="L2">
              <text:list-item>
                <text:p text:style-name="P8"><text:span text:style-name="T5">How many functions from class Intvec are called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rvalue reference by example (5)" draw:style-name="dp1" draw:master-page-name="Inspiration" presentation:presentation-page-layout-name="AL2T11">
        <draw:frame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rvalue reference by example (5)</text:span></text:p>
          </draw:text-box>
        </draw:frame>
        <draw:frame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constructor : </text:span><text:span text:style-name="T10">Intvec(20);</text:span></text:p>
              </text:list-item>
              <text:list-item>
                <text:p text:style-name="P7"><text:span text:style-name="T5">copy assignment operator</text:span></text:p>
              </text:list-item>
              <text:list-item>
                <text:p text:style-name="P7"><text:span text:style-name="T5">copy constructor : </text:span><text:span text:style-name="T10">Intvec tmp(other);</text:span></text:p>
              </text:list-item>
              <text:list-item>
                <text:p text:style-name="P7"><text:span text:style-name="T5">destructor</text:span></text:p>
              </text:list-item>
              <text:list-item>
                <text:p text:style-name="P7"><text:span text:style-name="T5">destructor : </text:span><text:span text:style-name="T10">temporary object</text:span></text:p>
              </text:list-item>
            </text:list>
            <text:p text:style-name="P8"><text:span text:style-name="T5"/></text:p>
            <text:p text:style-name="P23"><text:span text:style-name="T5">Intvec&amp; </text:span><text:span text:style-name="T10">operator</text:span><text:span text:style-name="T5">=(</text:span><text:span text:style-name="T10">const</text:span><text:span text:style-name="T5"> Intvec&amp; other) {</text:span></text:p>
            <text:p text:style-name="P23"><text:span text:style-name="T5"><text:tab/></text:span><text:span text:style-name="T5"><text:tab/></text:span><text:span text:style-name="T5">log("copy assignment operator");</text:span></text:p>
            <text:p text:style-name="P23"><text:span text:style-name="T5"><text:tab/></text:span><text:span text:style-name="T5"><text:tab/></text:span><text:span text:style-name="T5">Intvec tmp(other);</text:span></text:p>
            <text:p text:style-name="P23"><text:span text:style-name="T5"><text:tab/></text:span><text:span text:style-name="T5"><text:tab/></text:span><text:span text:style-name="T5">std::swap(m_size, tmp.m_size);</text:span></text:p>
            <text:p text:style-name="P23"><text:span text:style-name="T5"><text:tab/></text:span><text:span text:style-name="T5"><text:tab/></text:span><text:span text:style-name="T5">std::swap(m_data, tmp.m_data);</text:span></text:p>
            <text:p text:style-name="P23"><text:span text:style-name="T10"><text:tab/></text:span><text:span text:style-name="T10"><text:tab/></text:span><text:span text:style-name="T10">return</text:span><text:span text:style-name="T5"> *</text:span><text:span text:style-name="T10">this</text:span><text:span text:style-name="T5">;</text:span></text:p>
            <text:p text:style-name="P23"><text:span text:style-name="T5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rvalue reference by example (5)" draw:style-name="dp1" draw:master-page-name="Inspiration" presentation:presentation-page-layout-name="AL2T11">
        <draw:frame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rvalue reference by example (5)</text:span></text:p>
          </draw:text-box>
        </draw:frame>
        <draw:frame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What if in assignment we knew that the parameter is temporary?</text:span></text:p>
              </text:list-item>
            </text:list>
            <text:p text:style-name="P7"><text:span text:style-name="T5"/></text:p>
            <text:p text:style-name="P24"><text:span text:style-name="T5">Intvec&amp; operator=(</text:span><text:span text:style-name="T10">&lt;tell me compiler if other is an lvalue or an rvalue&gt; </text:span><text:span text:style-name="T5">other) {</text:span></text:p>
            <text:p text:style-name="P24"><text:span text:style-name="T5"/></text:p>
            <text:p text:style-name="P24"><text:span text:style-name="T5"><text:tab/></text:span><text:span text:style-name="T5"><text:tab/></text:span><text:span text:style-name="T10">// if other is an rvalue then i don’t need to create tmp</text:span></text:p>
            <text:p text:style-name="P24"><text:span text:style-name="T10"><text:tab/></text:span><text:span text:style-name="T10"><text:tab/></text:span><text:span text:style-name="T10">//because other itself is temporary</text:span></text:p>
            <text:p text:style-name="P24"><text:span text:style-name="T5"><text:tab/></text:span><text:span text:style-name="T5"><text:tab/></text:span><text:span text:style-name="T5">//Intvec tmp(other);</text:span></text:p>
            <text:p text:style-name="P24"><text:span text:style-name="T5"><text:tab/></text:span><text:span text:style-name="T5"><text:tab/></text:span><text:span text:style-name="T5">//std::swap(m_size, tmp.m_size);</text:span></text:p>
            <text:p text:style-name="P24"><text:span text:style-name="T5"><text:tab/></text:span><text:span text:style-name="T5"><text:tab/></text:span><text:span text:style-name="T5">//std::swap(m_data, tmp.m_data);</text:span></text:p>
            <text:p text:style-name="P24"><text:span text:style-name="T5"><text:tab/></text:span><text:span text:style-name="T5"><text:tab/></text:span></text:p>
            <text:p text:style-name="P24"><text:span text:style-name="T5"><text:tab/></text:span><text:span text:style-name="T5"><text:tab/></text:span><text:span text:style-name="T5">std::swap(m_size, other.m_size);</text:span></text:p>
            <text:p text:style-name="P24"><text:span text:style-name="T5"><text:tab/></text:span><text:span text:style-name="T5"><text:tab/></text:span><text:span text:style-name="T5">std::swap(m_data, other.m_data);</text:span></text:p>
            <text:p text:style-name="P24"><text:span text:style-name="T5"/></text:p>
            <text:p text:style-name="P24"><text:span text:style-name="T10"><text:tab/></text:span><text:span text:style-name="T10"><text:tab/></text:span><text:span text:style-name="T5">return *this;</text:span></text:p>
            <text:p text:style-name="P24"><text:span text:style-name="T5">}</text:span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rvalue reference by example (6)" draw:style-name="dp1" draw:master-page-name="Inspiration" presentation:presentation-page-layout-name="AL2T11">
        <draw:frame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rvalue reference by example (6)</text:span></text:p>
          </draw:text-box>
        </draw:frame>
        <draw:frame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And this is why rvalue reference is invented!</text:span></text:p>
              </text:list-item>
            </text:list>
            <text:p text:style-name="P8"><text:span text:style-name="T5"/></text:p>
            <text:p text:style-name="P25"><text:span text:style-name="T5">Intvec&amp; operator=(</text:span><text:span text:style-name="T10">Intvec &amp;&amp; </text:span><text:span text:style-name="T5">other) {</text:span></text:p>
            <text:p text:style-name="P25"><text:span text:style-name="T5"><text:tab/></text:span><text:span text:style-name="T5"><text:tab/></text:span><text:span text:style-name="T5">log("move assignment operator");</text:span></text:p>
            <text:p text:style-name="P25"><text:span text:style-name="T5"><text:tab/></text:span><text:span text:style-name="T5"><text:tab/></text:span><text:span text:style-name="T5">std::swap(m_size, other.m_size);</text:span></text:p>
            <text:p text:style-name="P25"><text:span text:style-name="T5"><text:tab/></text:span><text:span text:style-name="T5"><text:tab/></text:span><text:span text:style-name="T5">std::swap(m_data, other.m_data);</text:span></text:p>
            <text:p text:style-name="P25"><text:span text:style-name="T5"/></text:p>
            <text:p text:style-name="P25"><text:span text:style-name="T10"><text:tab/></text:span><text:span text:style-name="T10"><text:tab/></text:span><text:span text:style-name="T5">return *this;</text:span></text:p>
            <text:p text:style-name="P25"><text:span text:style-name="T5">}</text:span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rvalue reference by example (7)" draw:style-name="dp1" draw:master-page-name="Inspiration" presentation:presentation-page-layout-name="AL2T11">
        <draw:frame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rvalue reference by example (7)</text:span></text:p>
          </draw:text-box>
        </draw:frame>
        <draw:frame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Now suppose the following assignment is taking place.</text:span></text:p>
              </text:list-item>
            </text:list>
            <text:p text:style-name="P8"><text:span text:style-name="T5"/></text:p>
            <text:p text:style-name="P8"><text:span text:style-name="T5"><text:tab/></text:span><text:span text:style-name="T5">Intvec v2;</text:span></text:p>
            <text:p text:style-name="P8"><text:span text:style-name="T5"><text:tab/></text:span><text:span text:style-name="T5">cout &lt;&lt; "assigning lvalue...\n";</text:span></text:p>
            <text:p text:style-name="P8"><text:span text:style-name="T5"><text:tab/></text:span><text:span text:style-name="T10">v2 = Intvec(20);</text:span></text:p>
            <text:p text:style-name="P8"><text:span text:style-name="T5"><text:tab/></text:span><text:span text:style-name="T5">cout &lt;&lt; "ended assigning lvalue...\n";</text:span></text:p>
            <text:p text:style-name="P8"><text:span text:style-name="T5"/></text:p>
            <text:list text:continue-numbering="true" text:style-name="L2">
              <text:list-item>
                <text:p text:style-name="P8"><text:span text:style-name="T5">How many functions from class Intvec are called?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rvalue reference by example (8)" draw:style-name="dp1" draw:master-page-name="Inspiration" presentation:presentation-page-layout-name="AL2T11">
        <draw:frame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rvalue reference by example (8)</text:span></text:p>
          </draw:text-box>
        </draw:frame>
        <draw:frame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constructor : </text:span><text:span text:style-name="T10">Intvec(20);</text:span></text:p>
              </text:list-item>
              <text:list-item>
                <text:p text:style-name="P7"><text:span text:style-name="T5">move assignment operator</text:span></text:p>
              </text:list-item>
              <text:list-item>
                <text:p text:style-name="P7"><text:span text:style-name="T5">destructor :</text:span><text:span text:style-name="T10"> temporary object</text:span></text:p>
              </text:list-item>
            </text:list>
            <text:p text:style-name="P8"><text:span text:style-name="T5"/></text:p>
            <text:p text:style-name="P22"><text:span text:style-name="T5">Intvec&amp; operator=(</text:span><text:span text:style-name="T10">Intvec &amp;&amp; </text:span><text:span text:style-name="T5">other) {</text:span></text:p>
            <text:p text:style-name="P22"><text:span text:style-name="T5"><text:tab/></text:span><text:span text:style-name="T5"><text:tab/></text:span><text:span text:style-name="T5">log("move assignment operator");</text:span></text:p>
            <text:p text:style-name="P22"><text:span text:style-name="T5"><text:tab/></text:span><text:span text:style-name="T5"><text:tab/></text:span><text:span text:style-name="T5">std::swap(m_size, other.m_size);</text:span></text:p>
            <text:p text:style-name="P22"><text:span text:style-name="T5"><text:tab/></text:span><text:span text:style-name="T5"><text:tab/></text:span><text:span text:style-name="T5">std::swap(m_data, other.m_data);</text:span></text:p>
            <text:p text:style-name="P22"><text:span text:style-name="T5"/></text:p>
            <text:p text:style-name="P22"><text:span text:style-name="T10"><text:tab/></text:span><text:span text:style-name="T10"><text:tab/></text:span><text:span text:style-name="T5">return *this;</text:span></text:p>
            <text:p text:style-name="P22"><text:span text:style-name="T5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std::move" draw:style-name="dp1" draw:master-page-name="Inspiration" presentation:presentation-page-layout-name="AL2T11">
        <draw:frame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std::move</text:span></text:p>
          </draw:text-box>
        </draw:frame>
        <draw:frame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6"><text:span text:style-name="T7">std::move transforms an lvalue to rvalue.</text:span></text:p>
              </text:list-item>
            </text:list>
            <text:p text:style-name="P14"><text:span text:style-name="T6"/></text:p>
            <text:p text:style-name="P14"><text:span text:style-name="T6">void rval(int &amp;&amp; m) {</text:span></text:p>
            <text:p text:style-name="P14"><text:span text:style-name="T6"><text:tab/></text:span><text:span text:style-name="T6">m = m + 1;</text:span></text:p>
            <text:p text:style-name="P14"><text:span text:style-name="T6"><text:tab/></text:span><text:span text:style-name="T6">cout &lt;&lt; "rval: " &lt;&lt; m &lt;&lt; endl;</text:span></text:p>
            <text:p text:style-name="P14"><text:span text:style-name="T6">} </text:span></text:p>
            <text:p text:style-name="P14"><text:span text:style-name="T6">rval(5); //it works because 5 is a rvalue</text:span></text:p>
            <text:p text:style-name="P14"><text:span text:style-name="T6">int t = 42;</text:span></text:p>
            <text:p text:style-name="P14"><text:span text:style-name="T6">rval(t); //it does not work because t is a lvalue</text:span></text:p>
            <text:p text:style-name="P14"><text:span text:style-name="T6">rvalue(move(t)); //it work because move transforms t to rvalue</text:span></text:p>
            <text:p text:style-name="P14"><text:span text:style-name="T6"/></text:p>
            <text:p text:style-name="P14"><text:span text:style-name="T6">cout &lt;&lt; "t=" &lt;&lt; t &lt;&lt; endl; // now t has changed to 43!</text:span></text:p>
            <text:p text:style-name="P27"><text:span text:style-name="T6"/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Example of move constructor" draw:style-name="dp1" draw:master-page-name="Inspiration" presentation:presentation-page-layout-name="AL2T11">
        <draw:frame presentation:style-name="pr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Example of move constructor</text:span></text:p>
          </draw:text-box>
        </draw:frame>
        <draw:frame presentation:style-name="pr4" draw:text-style-name="P4" draw:layer="layout" svg:width="10.429cm" svg:height="13.28cm" svg:x="1.27cm" svg:y="4.445cm" presentation:class="outline" presentation:user-transformed="true">
          <draw:text-box>
            <text:p text:style-name="P28"><text:span text:style-name="T11">class ArrayWrapper</text:span></text:p>
            <text:p text:style-name="P28"><text:span text:style-name="T11">{</text:span></text:p>
            <text:p text:style-name="P28"><text:span text:style-name="T11">public:</text:span></text:p>
            <text:p text:style-name="P28"><text:span text:style-name="T11">    </text:span><text:span text:style-name="T11">// default constructor produces</text:span></text:p>
            <text:p text:style-name="P28"><text:span text:style-name="T11"><text:s text:c="4"/></text:span><text:span text:style-name="T11">// a moderately sized array</text:span></text:p>
            <text:p text:style-name="P28"><text:span text:style-name="T11">    </text:span><text:span text:style-name="T11">ArrayWrapper ()</text:span></text:p>
            <text:p text:style-name="P28"><text:span text:style-name="T11">        </text:span><text:span text:style-name="T11">: _p_vals( new int[ 64 ] )</text:span></text:p>
            <text:p text:style-name="P28"><text:span text:style-name="T11">        </text:span><text:span text:style-name="T11">, _metadata( 64, "ArrayWrapper" )</text:span></text:p>
            <text:p text:style-name="P28"><text:span text:style-name="T11">    </text:span><text:span text:style-name="T11">{}</text:span></text:p>
            <text:p text:style-name="P28"><text:span text:style-name="T11"> </text:span></text:p>
            <text:p text:style-name="P28"><text:span text:style-name="T11">    </text:span><text:span text:style-name="T11">ArrayWrapper (int n)</text:span></text:p>
            <text:p text:style-name="P28"><text:span text:style-name="T11">        </text:span><text:span text:style-name="T11">: _p_vals( new int[ n ] )</text:span></text:p>
            <text:p text:style-name="P28"><text:span text:style-name="T11">        </text:span><text:span text:style-name="T11">, _metadata( n, "ArrayWrapper" )</text:span></text:p>
            <text:p text:style-name="P28"><text:span text:style-name="T11">    </text:span><text:span text:style-name="T11">{}</text:span></text:p>
            <text:p text:style-name="P28"><text:span text:style-name="T11"> </text:span></text:p>
            <text:p text:style-name="P28"><text:span text:style-name="T11">  </text:span><text:span text:style-name="T12">  </text:span><text:span text:style-name="T12">// move constructor</text:span></text:p>
            <text:p text:style-name="P28"><text:span text:style-name="T11">    </text:span><text:span text:style-name="T11">ArrayWrapper (ArrayWrapper&amp;&amp; other)</text:span></text:p>
            <text:p text:style-name="P28"><text:span text:style-name="T11">        </text:span><text:span text:style-name="T11">: _p_vals( other._p_vals  )</text:span></text:p>
            <text:p text:style-name="P28"><text:span text:style-name="T11">        </text:span><text:span text:style-name="T11">, _metadata( move(other._metadata))</text:span></text:p>
            <text:p text:style-name="P28"><text:span text:style-name="T11">    </text:span><text:span text:style-name="T11">{</text:span></text:p>
            <text:p text:style-name="P28"><text:span text:style-name="T11">        </text:span><text:span text:style-name="T11">other._p_vals = NULL;</text:span></text:p>
            <text:p text:style-name="P28"><text:span text:style-name="T11">        </text:span><text:span text:style-name="T11">other._size = 0;</text:span></text:p>
            <text:p text:style-name="P28"><text:span text:style-name="T11">    </text:span><text:span text:style-name="T11">}</text:span></text:p>
          </draw:text-box>
        </draw:frame>
        <draw:custom-shape draw:style-name="gr2" draw:text-style-name="P4" draw:layer="layout" svg:width="9.829cm" svg:height="12.571cm" svg:x="12.7cm" svg:y="4.524cm">
          <text:p text:style-name="P28"><text:span text:style-name="T11">    </text:span><text:span text:style-name="T12">// copy constructor</text:span></text:p>
          <text:p text:style-name="P28"><text:span text:style-name="T11">    </text:span><text:span text:style-name="T11">ArrayWrapper (const ArrayWrapper&amp; other)</text:span></text:p>
          <text:p text:style-name="P28"><text:span text:style-name="T11">        </text:span><text:span text:style-name="T11">: _p_vals( new int[ other._metadata.getSize()  ] )</text:span></text:p>
          <text:p text:style-name="P28"><text:span text:style-name="T11">        </text:span><text:span text:style-name="T11">, _metadata( other._metadata )</text:span></text:p>
          <text:p text:style-name="P28"><text:span text:style-name="T11">    </text:span><text:span text:style-name="T11">{</text:span></text:p>
          <text:p text:style-name="P28"><text:span text:style-name="T11">        </text:span><text:span text:style-name="T11">for ( int i = 0; i &lt; _metadata.getSize(); ++i )</text:span></text:p>
          <text:p text:style-name="P28"><text:span text:style-name="T11">        </text:span><text:span text:style-name="T11">{</text:span></text:p>
          <text:p text:style-name="P28"><text:span text:style-name="T11">            </text:span><text:span text:style-name="T11">_p_vals[ i ] = other._p_vals[ i ];</text:span></text:p>
          <text:p text:style-name="P28"><text:span text:style-name="T11">        </text:span><text:span text:style-name="T11">}</text:span></text:p>
          <text:p text:style-name="P28"><text:span text:style-name="T11">    </text:span><text:span text:style-name="T11">}</text:span></text:p>
          <text:p text:style-name="P28"><text:span text:style-name="T11">    </text:span><text:span text:style-name="T11">~ArrayWrapper ()</text:span></text:p>
          <text:p text:style-name="P28"><text:span text:style-name="T11">    </text:span><text:span text:style-name="T11">{</text:span></text:p>
          <text:p text:style-name="P28"><text:span text:style-name="T11">        </text:span><text:span text:style-name="T11">delete [] _p_vals;</text:span></text:p>
          <text:p text:style-name="P28"><text:span text:style-name="T11">    </text:span><text:span text:style-name="T11">}</text:span></text:p>
          <text:p text:style-name="P28"><text:span text:style-name="T11"> </text:span></text:p>
          <text:p text:style-name="P28"><text:span text:style-name="T11">public:</text:span></text:p>
          <text:p text:style-name="P28"><text:span text:style-name="T11">    </text:span><text:span text:style-name="T11">int *_p_vals;</text:span></text:p>
          <text:p text:style-name="P28"><text:span text:style-name="T11">    </text:span><text:span text:style-name="T11">Metadata _metadata;</text:span></text:p>
          <text:p text:style-name="P28"><text:span text:style-name="T11">};</text:span></text:p>
          <text:p text:style-name="P2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1">
        <draw:frame presentation:style-name="pr7" draw:text-style-name="P29" draw:layer="layout" svg:width="18.143cm" svg:height="1.814cm" svg:x="1.27cm" svg:y="1.451cm" presentation:class="title">
          <draw:text-box>
            <text:p text:style-name="P29"><text:span text:style-name="T13">Sources</text:span></text:p>
          </draw:text-box>
        </draw:frame>
        <draw:frame presentation:style-name="pr4" draw:text-style-name="P20" draw:layer="layout" svg:width="21.589cm" svg:height="13.153cm" svg:x="1.271cm" svg:y="4.572cm" presentation:class="outline" presentation:user-transformed="true">
          <draw:text-box>
            <text:p text:style-name="P28"><text:span text:style-name="T9">[1] </text:span><text:span text:style-name="T9"><text:a xlink:href="http://eli.thegreenplace.net/2011/12/15/understanding-lvalues-and-rvalues-in-c-and-c" xlink:type="simple">http://eli.thegreenplace.net/2011/12/15/understanding-lvalues-and-rvalues-in-c-and-c</text:a></text:span></text:p>
            <text:p text:style-name="P28"><text:span text:style-name="T9">[2] http://www.cprogramming.com/c++11/rvalue-references-and-move-semantics-in-c++11.html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center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06">11/6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06">11/6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14" draw:layer="backgroundobjects" svg:width="25.399cm" svg:height="19.04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06T21:52:41.130300520</dc:date>
    <meta:generator>LibreOffice/4.2.7.2$Linux_X86_64 LibreOffice_project/420m0$Build-2</meta:generator>
    <meta:editing-duration>PT54M12S</meta:editing-duration>
    <meta:editing-cycles>21</meta:editing-cycles>
    <meta:document-statistic meta:object-count="118"/>
  </office:meta>
</office:document-meta>
</file>